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terface Controll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Cs</text:p>
          </table:table-cell>
          <table:table-cell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pic3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ower Ra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V_MAIN</text:p>
          </table:table-cell>
          <table:table-cell office:value-type="string" calcext:value-type="string">
            <text:p>bu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_SW</text:p>
          </table:table-cell>
          <table:table-cell office:value-type="string" calcext:value-type="string">
            <text:p>pf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l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+</text:p>
          </table:table-cell>
          <table:table-cell office:value-type="string" calcext:value-type="string">
            <text:p>reverse polarity protec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office:value-type="string" calcext:value-type="string">
            <text:p>Curr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+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DC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utputs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Continuous?</text:p>
          </table:table-cell>
          <table:table-cell/>
        </table:table-row>
        <table:table-row table:style-name="ro1">
          <table:table-cell office:value-type="string" calcext:value-type="string">
            <text:p>Headlight_H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adlight_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urn FL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FR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l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ake Ligh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RR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RL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 12V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ated Grip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ated Sea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mp_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mp_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terface Controll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arge Controller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lumn Lo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 Port Lo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 Loc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_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_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Precharge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in Contactor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CDC Contactor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43])" office:value-type="float" office:value="59.75" calcext:value-type="float">
            <text:p>59.75</text:p>
          </table:table-cell>
          <table:table-cell/>
          <table:table-cell table:formula="of:=SUMIF([.D17:.D43];&quot;x&quot;;[.B17:.B43])" office:value-type="float" office:value="36.75" calcext:value-type="float">
            <text:p>36.75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HSDs</text:p>
          </table:table-cell>
          <table:table-cell office:value-type="string" calcext:value-type="string">
            <text:p>Rds(on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urrent Rating</text:p>
          </table:table-cell>
          <table:table-cell/>
        </table:table-row>
        <table:table-row table:style-name="ro1">
          <table:table-cell office:value-type="string" calcext:value-type="string">
            <text:p>BTS51802EKAXUMA1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BTS50301EJAXUMA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TS50202EKAXUMA2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TS500801TMAATMA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TS716G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PS25940AQRVCRQ1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efuse)</text:p>
          </table:table-cell>
        </table:table-row>
      </table:table>
      <table:table table:name="Power Budget" table:style-name="ta1">
        <table:table-column table:style-name="co2" table:default-cell-style-name="Default"/>
        <table:table-row table:style-name="ro1">
          <table:table-cell/>
        </table:table-row>
      </table:table>
      <table:table table:name="Efuse Trip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21:53:47.9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18:14.286000000</meta:creation-date>
    <dc:date>2017-09-17T14:02:12.954000000</dc:date>
    <meta:editing-duration>P30DT10H23M21S</meta:editing-duration>
    <meta:editing-cycles>4</meta:editing-cycles>
    <meta:generator>LibreOffice/4.4.3.2$Windows_x86 LibreOffice_project/88805f81e9fe61362df02b9941de8e38a9b5fd16</meta:generator>
    <meta:document-statistic meta:table-count="3" meta:cell-count="125" meta:object-count="0"/>
  </office:meta>
</office:document-meta>
</file>